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00000003000544BDC4.png" manifest:media-type=""/>
  <manifest:file-entry manifest:full-path="Pictures/1000000000000400000003003A23AE4C.png" manifest:media-type=""/>
  <manifest:file-entry manifest:full-path="Pictures/100000000000040000000300CA5F0A0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Predeterminado">
        <draw:frame draw:style-name="gr1" draw:text-style-name="P1" draw:layer="layout" svg:width="27.092cm" svg:height="20.319cm" svg:x="0.663cm" svg:y="-2.468cm">
          <draw:image xlink:href="Pictures/100000000000040000000300CA5F0A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1" draw:text-style-name="P1" draw:layer="layout" svg:width="27.092cm" svg:height="20.319cm" svg:x="0.663cm" svg:y="-2.468cm">
          <draw:image xlink:href="Pictures/1000000000000400000003000544BD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gr1" draw:text-style-name="P1" draw:layer="layout" svg:width="27.092cm" svg:height="20.319cm" svg:x="0.663cm" svg:y="-2.468cm">
          <draw:image xlink:href="Pictures/1000000000000400000003003A23AE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P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27T11:09:08.43</meta:creation-date>
    <dc:date>2012-12-27T11:12:02.76</dc:date>
    <meta:editing-duration>P0D</meta:editing-duration>
    <meta:editing-cycles>1</meta:editing-cycles>
    <meta:document-statistic meta:object-count="34"/>
    <meta:generator>LibreOffice/3.6$Windows_x86 LibreOffice_project/e29a214-2bbed72-0621de6-a97528c-8f066d</meta:generator>
  </office:meta>
</office:document-meta>
</file>